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3" style:family="paragraph" style:parent-style-name="Heading_20_1" style:list-style-name="WWNum7">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4" style:family="paragraph" style:parent-style-name="Heading_20_1" style:list-style-name="WWNum7">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DBHandler.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607330095153549285" text:style-name="WWNum7">
        <text:list-item>
          <text:p text:style-name="P23"><text:soft-page-break/></text:p>
        </text:list-item>
        <text:list-item>
          <text:p text:style-name="P23"/>
        </text:list-item>
        <text:list-item>
          <text:p text:style-name="P24"><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list xml:id="list4419982237041765913" text:style-name="WWNum8">
              <text:list-item>
                <text:p text:style-name="P16"><text:span text:style-name="T3">DBHandler.java</text:span></text:p>
              </text:list-item>
            </text:list>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list xml:id="list3009605146005014488" text:style-name="WWNum2">
              <text:list-item>
                <text:p text:style-name="P17"><text:span text:style-name="T3">openD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3"/>
          </table:table-cell>
        </table:table-row>
        <table:table-row table:style-name="Table5.1">
          <table:table-cell table:style-name="Table5.A1" office:value-type="string">
            <text:list xml:id="list4487137451180123821" text:style-name="WWNum1">
              <text:list-item>
                <text:p text:style-name="P18"><text:span text:style-name="T3">closeDB()<text:tab/><text:ta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2"/>
          </table:table-cell>
        </table:table-row>
        <table:table-row table:style-name="Table5.1">
          <table:table-cell table:style-name="Table5.A1" office:value-type="string">
            <text:list xml:id="list3802429752721568953" text:style-name="WWNum6">
              <text:list-item>
                <text:p text:style-name="P19"><text:span text:style-name="T3">getAllFoodStores()</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8"><text:span text:style-name="T3">-Returns a list with newly created independent objects with a sole purpose of referencing. Resulting in good Coupling and Cohesion </text:span></text:p>
          </table:table-cell>
        </table:table-row>
        <table:table-row table:style-name="Table5.1">
          <table:table-cell table:style-name="Table5.A1" office:value-type="string">
            <text:list xml:id="list1750574502221789033" text:style-name="WWNum3">
              <text:list-item>
                <text:p text:style-name="P20"><text:span text:style-name="T3">createD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8"><text:span text:style-name="T3">-Creates a db if there is no existing one, highly cohesive and low coupling</text:span></text:p>
          </table:table-cell>
        </table:table-row>
        <table:table-row table:style-name="Table5.1">
          <table:table-cell table:style-name="Table5.A1" office:value-type="string">
            <text:list xml:id="list7997558749222028905" text:style-name="WWNum4">
              <text:list-item>
                <text:p text:style-name="P21"><text:span text:style-name="T3">checkD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3"/>
          </table:table-cell>
        </table:table-row>
        <table:table-row table:style-name="Table5.1">
          <table:table-cell table:style-name="Table5.A1" office:value-type="string">
            <text:list xml:id="list6979436943512150741" text:style-name="WWNum5">
              <text:list-item>
                <text:p text:style-name="P22"><text:span text:style-name="T3">copyDB()</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8"><text:span text:style-name="T3">-Just outputs Database contents into an output stream</text:span></text:p>
          </table:table-cell>
        </table:table-row>
      </table:table>
      <text:p text:style-name="P5"><text:soft-page-break/></text:p>
      <text:list xml:id="list203226249666413" text:continue-list="list607330095153549285" text:style-name="WWNum7">
        <text:list-item>
          <text:p text:style-name="P23"/>
        </text:list-item>
        <text:list-item>
          <text:p text:style-name="P23"/>
        </text:list-item>
      </text:list>
      <text:p text:style-name="P5"/>
      <text:p text:style-name="P5"/>
      <text:p text:style-name="P5"/>
      <text:p text:style-name="P5"/>
      <text:list xml:id="list203227293477687" text:continue-numbering="true" text:style-name="WWNum7">
        <text:list-item>
          <text:p text:style-name="P24"><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0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08" meta:word-count="465" meta:character-count="2765" meta:non-whitespace-character-count="2385"/>
    <meta:generator>LibreOfficeDev/5.1.0.3$Linux_X86_64 LibreOffice_project/</meta:generator>
  </office:meta>
</office:document-meta>
</file>